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fo:background-color="transparent" style:shadow="none">
        <style:tab-stops/>
        <style:drop-cap/>
        <style:background-image/>
      </style:paragraph-properties>
      <style:text-properties officeooo:rsid="001c2155" officeooo:paragraph-rsid="001c2155"/>
    </style:style>
    <style:style style:name="P2" style:family="paragraph" style:parent-style-name="Standard">
      <style:paragraph-properties fo:text-align="start" style:justify-single-word="false" fo:background-color="transparent" style:shadow="none">
        <style:tab-stops/>
        <style:drop-cap/>
        <style:background-image/>
      </style:paragraph-properties>
      <style:text-properties officeooo:rsid="001c2155" officeooo:paragraph-rsid="001c2155"/>
    </style:style>
    <style:style style:name="P3" style:family="paragraph" style:parent-style-name="Standard">
      <style:paragraph-properties fo:text-align="start" style:justify-single-word="false" fo:background-color="transparent" style:shadow="none">
        <style:tab-stops/>
        <style:drop-cap/>
        <style:background-image/>
      </style:paragraph-properties>
      <style:text-properties fo:language="en" fo:country="US" officeooo:rsid="001c2155" officeooo:paragraph-rsid="001c2155"/>
    </style:style>
    <style:style style:name="P4" style:family="paragraph" style:parent-style-name="Standard">
      <style:paragraph-properties fo:text-align="justify" style:justify-single-word="false"/>
      <style:text-properties officeooo:rsid="001c2155" officeooo:paragraph-rsid="001c2155"/>
    </style:style>
    <style:style style:name="P5" style:family="paragraph" style:parent-style-name="Standard">
      <style:paragraph-properties fo:text-align="justify" style:justify-single-word="false"/>
      <style:text-properties officeooo:rsid="001c2155" officeooo:paragraph-rsid="001d7fca"/>
    </style:style>
    <style:style style:name="P6" style:family="paragraph" style:parent-style-name="Standard">
      <style:paragraph-properties fo:text-align="justify" style:justify-single-word="false"/>
      <style:text-properties officeooo:rsid="001c2155" officeooo:paragraph-rsid="001e2264"/>
    </style:style>
    <style:style style:name="P7" style:family="paragraph" style:parent-style-name="Standard">
      <style:paragraph-properties fo:text-align="justify" style:justify-single-word="false"/>
      <style:text-properties officeooo:rsid="002e41e6" officeooo:paragraph-rsid="002e41e6"/>
    </style:style>
    <style:style style:name="P8" style:family="paragraph" style:parent-style-name="Standard">
      <style:paragraph-properties fo:text-align="justify" style:justify-single-word="false"/>
      <style:text-properties officeooo:rsid="002e8daa" officeooo:paragraph-rsid="002e8daa"/>
    </style:style>
    <style:style style:name="P9" style:family="paragraph" style:parent-style-name="Standard">
      <style:paragraph-properties fo:text-align="justify" style:justify-single-word="false"/>
      <style:text-properties officeooo:rsid="0035a453" officeooo:paragraph-rsid="0035a453"/>
    </style:style>
    <style:style style:name="P10" style:family="paragraph" style:parent-style-name="Standard">
      <style:paragraph-properties fo:text-align="justify" style:justify-single-word="false"/>
      <style:text-properties officeooo:rsid="0037cf13" officeooo:paragraph-rsid="0037cf13"/>
    </style:style>
    <style:style style:name="P11" style:family="paragraph" style:parent-style-name="Standard">
      <style:paragraph-properties fo:text-align="justify" style:justify-single-word="false"/>
      <style:text-properties officeooo:rsid="001e2264" officeooo:paragraph-rsid="001e2264"/>
    </style:style>
    <style:style style:name="P12" style:family="paragraph" style:parent-style-name="Standard">
      <style:paragraph-properties fo:text-align="justify" style:justify-single-word="false"/>
      <style:text-properties officeooo:rsid="001ffe5f" officeooo:paragraph-rsid="001c2155"/>
    </style:style>
    <style:style style:name="P13" style:family="paragraph" style:parent-style-name="Standard">
      <style:paragraph-properties fo:text-align="justify" style:justify-single-word="false"/>
      <style:text-properties officeooo:rsid="0021ea12" officeooo:paragraph-rsid="0021ea12"/>
    </style:style>
    <style:style style:name="P14" style:family="paragraph" style:parent-style-name="Standard">
      <style:paragraph-properties fo:text-align="justify" style:justify-single-word="false"/>
      <style:text-properties officeooo:rsid="002989ec" officeooo:paragraph-rsid="002989ec"/>
    </style:style>
    <style:style style:name="P15" style:family="paragraph" style:parent-style-name="Standard">
      <style:paragraph-properties fo:text-align="justify" style:justify-single-word="false"/>
      <style:text-properties officeooo:rsid="002bdb11" officeooo:paragraph-rsid="002bdb11"/>
    </style:style>
    <style:style style:name="P16" style:family="paragraph" style:parent-style-name="Standard">
      <style:paragraph-properties fo:text-align="justify" style:justify-single-word="false"/>
      <style:text-properties officeooo:rsid="002c7682" officeooo:paragraph-rsid="002c7682"/>
    </style:style>
    <style:style style:name="P17" style:family="paragraph" style:parent-style-name="Standard">
      <style:paragraph-properties fo:text-align="justify" style:justify-single-word="false"/>
      <style:text-properties officeooo:rsid="003b1433" officeooo:paragraph-rsid="003b1433"/>
    </style:style>
    <style:style style:name="T1" style:family="text">
      <style:text-properties officeooo:rsid="001c2155"/>
    </style:style>
    <style:style style:name="T2" style:family="text">
      <style:text-properties officeooo:rsid="001d7fca"/>
    </style:style>
    <style:style style:name="T3" style:family="text">
      <style:text-properties officeooo:rsid="001e2264"/>
    </style:style>
    <style:style style:name="T4" style:family="text">
      <style:text-properties officeooo:rsid="001ffe5f"/>
    </style:style>
    <style:style style:name="T5" style:family="text">
      <style:text-properties officeooo:rsid="0021ea12"/>
    </style:style>
    <style:style style:name="T6" style:family="text">
      <style:text-properties officeooo:rsid="0022ab5a"/>
    </style:style>
    <style:style style:name="T7" style:family="text">
      <style:text-properties officeooo:rsid="0027673a"/>
    </style:style>
    <style:style style:name="T8" style:family="text">
      <style:text-properties officeooo:rsid="00297cac"/>
    </style:style>
    <style:style style:name="T9" style:family="text">
      <style:text-properties officeooo:rsid="002989ec"/>
    </style:style>
    <style:style style:name="T10" style:family="text">
      <style:text-properties officeooo:rsid="002b0ea7"/>
    </style:style>
    <style:style style:name="T11" style:family="text">
      <style:text-properties officeooo:rsid="002bdb11"/>
    </style:style>
    <style:style style:name="T12" style:family="text">
      <style:text-properties officeooo:rsid="002c7682"/>
    </style:style>
    <style:style style:name="T13" style:family="text">
      <style:text-properties officeooo:rsid="002ce40d"/>
    </style:style>
    <style:style style:name="T14" style:family="text">
      <style:text-properties officeooo:rsid="002e41e6"/>
    </style:style>
    <style:style style:name="T15" style:family="text">
      <style:text-properties officeooo:rsid="002e8daa"/>
    </style:style>
    <style:style style:name="T16" style:family="text">
      <style:text-properties officeooo:rsid="002ff46a"/>
    </style:style>
    <style:style style:name="T17" style:family="text">
      <style:text-properties officeooo:rsid="00316866"/>
    </style:style>
    <style:style style:name="T18" style:family="text">
      <style:text-properties officeooo:rsid="0035a453"/>
    </style:style>
    <style:style style:name="T19" style:family="text">
      <style:text-properties officeooo:rsid="003697b9"/>
    </style:style>
    <style:style style:name="T20" style:family="text">
      <style:text-properties officeooo:rsid="0037cf13"/>
    </style:style>
    <style:style style:name="T21" style:family="text">
      <style:text-properties officeooo:rsid="003c26eb"/>
    </style:style>
    <style:style style:name="T22" style:family="text">
      <style:text-properties officeooo:rsid="003f57a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La colonne centrale monta et descendit une dernière fois, quand le TARDIS s'immobilisa en terrain connu.</text:p>
      <text:p text:style-name="P4"/>
      <text:p text:style-name="P4">“Alors…” dit Rose. “Où sommes-nous cette fois ?”</text:p>
      <text:p text:style-name="P4"/>
      <text:p text:style-name="P4">“Terre, 2012”, le Docteur lui répondit.</text:p>
      <text:p text:style-name="P4"/>
      <text:p text:style-name="P4">“C'est seulement 5 ans après que je suis partie. Qu'est-ce qu'on va faire ? Vérifier si Arsenal est toujours à la tête de la Premier League ?"</text:p>
      <text:p text:style-name="P4"/>
      <text:p text:style-name="P4">“Pas la peine, tout le monde sait que Burnley ont été champions 5 ans d'affiliée"</text:p>
      <text:p text:style-name="P4"/>
      <text:p text:style-name="P4">“Sérieusement ?”</text:p>
      <text:p text:style-name="P4"/>
      <text:p text:style-name="P4">“J'ai l'habitude de plaisanter ?”</text:p>
      <text:p text:style-name="P4"/>
      <text:p text:style-name="P4">“Des fois… En tout cas, je pense que je n'ai pas besoin de me changer. Les jeans sont toujours à la mode ?”</text:p>
      <text:p text:style-name="P4"/>
      <text:p text:style-name="P4">Le Docteur lui adressa un sourire l'espèce de sourire qui faisait toujours battre son cœur plus vite que d'ordinaire et prit ses mains dans les siennes.</text:p>
      <text:p text:style-name="P4"/>
      <text:p text:style-name="P4">“Pourquoi on est là, alors ?” Elle demanda alors qu'ils sortaient tous les deux du TARDIS et voyaient un matin gris, morne et maussade.</text:p>
      <text:p text:style-name="P4"/>
      <text:p text:style-name="P4">“Pour vérifier quelque chose. Je l'ai vu dans les banques de données et ça ne sonnait pas vrai. Je pense qu'il y a une rupture dans le continuum temps.”</text:p>
      <text:p text:style-name="P4"/>
      <text:p text:style-name="P4">“De quoi ?”</text:p>
      <text:p text:style-name="P4"/>
      <text:p text:style-name="P4">“Je crois qu'un réalité alternative a été crée, quasiment identique à celle que l'on connaît, mais avec des différences subtiles qui peuvent, ou pas, être catastrophiques”</text:p>
      <text:p text:style-name="P4"/>
      <text:p text:style-name="P4">“Les choses ne semblent pas catastrophiques.” Il avaient tourné dans une rue familière. Au loin, il y avait des HLM qui avaient été un foyer pour Rose avant qu'elle ne rejoigne le Docteur. Rien ne semblait avoir changé. Il aurait fallu un ÉNORME cataclysme pour les changer. “Allons voir maman. Elle saurait si quelque chose de catastrophiques était arrivé.”</text:p>
      <text:p text:style-name="P4"/>
      <text:p text:style-name="P4">"Seulement si c'était arrivé au Top Shop", dit le Docteur. Rose lui lança un regard dégoûté mais elle le connaissait bien assez. Il s'inquiétait pour sa famille autant qu'elle. Il n'était juste pas un homme d'intérieur.</text:p>
      <text:p text:style-name="P4"/>
      <text:p text:style-name="P4">Quand ils arrivèrent à l'entrée, ils virent que quelque chose se passait. Peut-être que ce n'était pas un événement catastrophique, mais suffisant pour faire apparaître aux fenêtres presque tout les habitants du HLM pour avoir une meilleure vue. Il y avait une ambulance avec ses lumières allumées et aussi une voiture de police. Les ambulanciers portaient des masques. Les policiers également et repoussaient tous ceux qui n'en portaient pas.</text:p>
      <text:p text:style-name="P4"/>
      <text:p text:style-name="P4">“Mickey !”, cria Rose au visage le plus familier de la foule. Mickey Smith se tourna et elle s'arrêta net, surprise par son regard. Ce n'était pas qu'il avait 7 ans de plus que la dernière fois qu'elle l'avait vu - car les différences étaient minimes. Mais il paraissait fatigué et effrayé, bien au delà de sa légère couardise habituelle.</text:p>
      <text:p text:style-name="P4"><text:soft-page-break/></text:p>
      <text:p text:style-name="P4">“ Rose… de tous les moments pour réapparaître !” Il se tourna vers le Docteur. “Et vous… Je suis presque content de vous voir. Rose, tu dois… c'est ta mère…” Il la prit par le bras et la tira vers le policier le plus proche. “Elle dois y aller. C'est sa mère.” Le policier la regarda, puis Mickey.</text:p>
      <text:p text:style-name="P4"/>
      <text:p text:style-name="P4">“OK, elle peut aller dans l'ambulance mais elle doit porter un masque.” I! lui donna un masque en plastique et la prit par le bras. “Ça va être un choc…” il commença mais à ce</text:p>
      <text:p text:style-name="P4">moment-là, d'autres ambulanciers apparurent à la porte d'entrée avec un brancard. Rose se libéra et courut vers sa mère. Elle pâlit quand elle la vit. Elle semblait vingt ans de plus, son visage ridé et sa peau cireuse, ses yeux enfoncés dans les orbites.</text:p>
      <text:p text:style-name="P4"/>
      <text:p text:style-name="P4">“Maman… oh, maman… Qu'est-ce qui s'est passé ?”</text:p>
      <text:p text:style-name="P4"/>
      <text:p text:style-name="P4">“Ce serait mieux si elle n'essayait pas de parler tant qu'elle n'est pas stabilisée.” Dit gentiment l'ambulancier. “Allez, ils veilleront sur elle à l'hôpital.”</text:p>
      <text:p text:style-name="P4"/>
      <text:p text:style-name="P4">Rose regarda sa mère sur le brancard, puis se tourna vers le Docteur, debout à côté de Mickey. Il tenta de venir à elle, mais la police le força à reculer. Elle vit Mickey mettre une main sur son épaule et pointer un doigt vers une voiture garée pas très loin. Le Docteur acquiesça et fit signe à Rose d'aller dans l'ambulance. Elle comprit. Il serait juste derrière.</text:p>
      <text:p text:style-name="P4"/>
      <text:p text:style-name="P4">Le Docteur suivit Mickey vers la voiture. Il était surpris. “Mickey l'idiot conduit une Audi ? Qu'est-ce est arrivé à la Mini ?”</text:p>
      <text:p text:style-name="P4"/>
      <text:p text:style-name="P4">“Les temps ont changé” dit Mickey alors qu'il s'asseyait dans le siège conducteur. Le Docteur grimpa dans le siège passager et regarda la banquette arrière où était fixé un siège enfant.</text:p>
      <text:p text:style-name="P4"/>
      <text:p text:style-name="P4">“Mickey l'idiot est PAPA ?”</text:p>
      <text:p text:style-name="P4"/>
      <text:p text:style-name="P4">“Les temps ont changé” Répéta Mickey. “Ne le dites pas à Rose. Elle a assez à faire avec sa mère. Je ne veux pas enterrer notre vieille histoire dans un moment comme ça. De toutes les personnes qui auraient pu l'avoir.”</text:p>
      <text:p text:style-name="P4"/>
      <text:p text:style-name="P4">“Avoir quoi ?” Demanda le Docteur. “Qu'est-ce qui est arrivé à Jackie ?”</text:p>
      <text:p text:style-name="P4"/>
      <text:p text:style-name="P4">Cela sembla des années avant qu'elle soit admise dans la salle d'isolement. Rose regarda à peine combien d'autres lits étaient là, entourés de moniteurs bipant, avec des personnes semblant aussi malades que sa mère, voire pire. Elle voyait seulement le lit du fond où Jackie Tyler a été mise à l'aise. Elle alla au fond dans un état second, ne digérant pas ce qu'on lui avait dit, parce que ça ne pouvait pas être vrai. Ça ne pouvait pas. Sa mère ne pouvait pas être en train de mourir.</text:p>
      <text:p text:style-name="P4"/>
      <text:p text:style-name="P4">Mais la voir, avec le masque sur sa bouche et son nez pour l'aider à respirer, une intraveineuse plantée dans son bras et les bruits des machines autour d'elle avec des nombres que Rose comprenait moins que ceux sur la console du TARDIS, lui dit la vérité qu'elle ne voulait pas affronter. Sa mère mourrait. Rose poussa un lourd sanglot, malgré elle.</text:p>
      <text:p text:style-name="P4"/>
      <text:p text:style-name="P4">“Rose, mon cœur…” <text:s/>Sa mère parla avec difficulté et elle se pencha plus près pour l'écouter. “Je suis contente que tu sois ici. Je ne sais pas comment il savait… mais il t'a amenée à moi.”</text:p>
      <text:p text:style-name="P4"/>
      <text:p text:style-name="P4">Il ne savait PAS. Rose assum<text:span text:style-name="T4">ait</text:span> qu'elle parlait du Docteur. Jackie l'appelait toujours ‘il’ - pas par son nom - quoique Le Docteur n'était pas son nom. Mais c'était juste une coïncidence. Ils n'étaient PAS là pour que Rose soit avec sa mère dans ses derniers moments. Ils étaient là à cause d'une fracture <text:soft-page-break/>dans le Continuum Temps. Et <text:span text:style-name="T4">quoique ce soit</text:span>, ce n'avait rien avoir avec Jackie Tyler mourante.</text:p>
      <text:p text:style-name="P4"/>
      <text:p text:style-name="P4">Rose regarda sa mère de nouveau. Elle s'était endormie. Ou… Le cœur de Rose <text:span text:style-name="T4">&lt; !--</text:span>sank for a moment --&gt;, mais le bip rassurant de l'électrocardiogramme n'avait pas changé. La ligne en zigzag qui prouvait que sa mère était toujours vivante serpentait à travers l'écran et l'écran montrant la pression sanguine affichait ses nombres changeant constamment. </text:p>
      <text:p text:style-name="P4"/>
      <text:p text:style-name="P5">“Rose…” Elle sentit une <text:span text:style-name="T2">douce pression sur son épaule et regarda le visage du Docteur, adoucie avec une compréhension quand il pouvait être amer, sarcastique, voire même mesquin. </text:span>“<text:span text:style-name="T2">Viens, on doit y aller.</text:span>”</text:p>
      <text:p text:style-name="P4"/>
      <text:p text:style-name="P6">“<text:span text:style-name="T3">Je ne peux pas,</text:span>” <text:span text:style-name="T3">dit-elle. </text:span>“ <text:span text:style-name="T3">Je doit rester avec ma mère. Je dois être avec elle… à la fin…</text:span>” <text:span text:style-name="T3">Elle pleurait malgré elle. Il fut un temps où elle détestait sa mère. Mais en même temps…</text:span></text:p>
      <text:p text:style-name="P6"/>
      <text:p text:style-name="P6">“<text:span text:style-name="T3">Tout va bien se passer,</text:span>” <text:span text:style-name="T3">dit le Docteur. </text:span>“<text:span text:style-name="T3">Au moins… Je crois que ça se peut. On peut essayer de faire que ça n'arrive pas. Rose, je t'ai aidée à être avec ton père quand il est mort. Je crois que je peux t'aider à ne PAS être avec ta mère. Mais on doit sortir d'ici.</text:span>”</text:p>
      <text:p text:style-name="P6"/>
      <text:p text:style-name="P11">Rose le regarda pendant qu'il lui prit la main. Elle regarda de nouveau sa mère, maintenant endormie. Elle ne saurait même pas qu'elle serait partie. <text:span text:style-name="T1">“</text:span>Si… ce que tu pense pouvoir faire… ne marche pas… ramène-moi à temps pour être avec elle. Ne la laisse pas savoir que je suis partie.<text:span text:style-name="T1">”</text:span></text:p>
      <text:p text:style-name="P11"/>
      <text:p text:style-name="P12">« Je promets, » dit-il. Elle se leva et prit sa main. Avec un regard en arrière vers sa mère, elle vint avec lui. Pendant qu'ils marchaient vers la sortie, elle réalisa ce qu'elle n'avait pas vu avant. « TOUTES ces personnes meurent ? Il doit y avoir au moins 30 lits ici. »</text:p>
      <text:p text:style-name="P4"/>
      <text:p text:style-name="P4">« <text:span text:style-name="T5">Oui, » dit le Docteur. « Et 300 personnes de plus dans cet hôpital, environ 1 million en Grande Bretagne – un milliard dans le monde. Il y a 2 ans, une nouvelle souche apparut, une souche infectieuse par contact physique, comme le SIDA. Du monde commença à mourir en quantités jamais vues alors. Et alors, il y a deux mois, une souche aérosol devint épidémique comme une peste. »</text:span></text:p>
      <text:p text:style-name="P4"/>
      <text:p text:style-name="P13">Ils étaient en dehors de l’hôpital maintenant. Le Docteur enleva son masque. « Inutile de toute façon. Si on devait l'attraper, ça aurait été dès qu'on est sortis du TARDIS. » Mickey attendait près de l'Audi. « On doit y aller. » Il mit sa main dans sa poche et sortit la clé du TARDIS. Il appuya dessus et elle se mit à briller. Ils entendirent le son familier, suivi par le vent quand l'air fut déplacé par le boîte bleu en matérialisation.</text:p>
      <text:p text:style-name="P13"/>
      <text:p text:style-name="P13">« Laissez-moi venir, aussi. » dit Mickey. « Je veux aider. »</text:p>
      <text:p text:style-name="P13"/>
      <text:p text:style-name="P13">« Tu as des responsabilités ici. » Il regarda, avec un regard lourd de sens, le siège bébé. « Tu restes ici où tu appartiens et prends soin des responsabilités de Mickey l'idiot. Et quand tout sera remis en ordre… <text:s/>On reviendra pour voir si a cuisine de Jackie s'est améliorée depuis la dernière fois. » <text:span text:style-name="T6">Il prit fermement Mickey par l'épaule et ils échangèrent un regard comme deux hommes partageant des fardeaux égaux. Il emmena alors Rose dans le TARDIS.</text:span></text:p>
      <text:p text:style-name="P4"/>
      <text:p text:style-name="P4">« <text:span text:style-name="T7">Où est-ce qu'on va ? » demanda Rose alors qu'il démarrait le générateur Temps. « Ou plutôt QUAND ? »</text:span></text:p>
      <text:p text:style-name="P4"/>
      <text:p text:style-name="P4">« <text:span text:style-name="T7">1912, » dit-il.</text:span></text:p>
      <text:p text:style-name="P4"/>
      <text:p text:style-name="P4">« <text:span text:style-name="T7">Pourquoi ? Quoi ou qui était là en 1912 qui a quelque chose à voir avec ma mère et des millions </text:span><text:soft-page-break/><text:span text:style-name="T7">d'autres gens en train de mourir en 2012? »</text:span></text:p>
      <text:p text:style-name="P4"/>
      <text:p text:style-name="P4">« <text:span text:style-name="T7">Les grands-parents de Letitia Daniels, la scientifique qui a découvert l'anti-sérum pour traiter le cancer infectieux et l'a inoculé à la population AVANT qu'il ne devienne transmissible par l'air. Je les ai rencontrés une fois. Une famille très bien. Ils n'ont jamais réalisé ce que j'ai fait pour eux. »</text:span></text:p>
      <text:p text:style-name="P4"/>
      <text:p text:style-name="P4">« <text:span text:style-name="T8">Tu as fais quoi ? »</text:span></text:p>
      <text:p text:style-name="P4"/>
      <text:p text:style-name="P4">« <text:span text:style-name="T8">J'ai volé le portefeuille de M. Daniels. »</text:span></text:p>
      <text:p text:style-name="P4"/>
      <text:p text:style-name="P4">« <text:span text:style-name="T8">Ah ! D'accord. Bien sûr. Tu es un pickpocket dimensionnel. »</text:span></text:p>
      <text:p text:style-name="P4"/>
      <text:p text:style-name="P4">« <text:span text:style-name="T8">Un de mes nombreux talents. » Il la regarda. Elle avait arrêté de pleurer dès qu'ils avaient embarqués dans le TARDIS. « Je sais que tout ça n'a aucun sens, » dit-il. « Mais tu CROIS que je puisse remettre les choses dans le bon ordre ? »</text:span></text:p>
      <text:p text:style-name="P4"/>
      <text:p text:style-name="P4">« <text:span text:style-name="T8">Oui. Tu le fais tout le temps. Mais… quelque part… ICI, dans le TARDIS, on n'est pas à un endroit dans le temps et dans l'espace, si ? Donc ce qui s'est passé… ne s'est pas passé. Donc il n'y a pas besoin de s'inquiéter, si ? »</text:span></text:p>
      <text:p text:style-name="P4"/>
      <text:p text:style-name="P4">« <text:span text:style-name="T8">Non. » Il sourit. « Je suis content que tu gardes cet état d'esprit. » Il bascula quelques interrupteurs et des choses incompréhensibles bipèrent.</text:span></text:p>
      <text:p text:style-name="P4"/>
      <text:p text:style-name="P4">« <text:span text:style-name="T9">Au fait, » dit-il, « je plaisantais. »</text:span></text:p>
      <text:p text:style-name="P4"/>
      <text:p text:style-name="P4">« <text:span text:style-name="T9">Quoi ? » Rose le regarda. «À propos de quoi ? »</text:span></text:p>
      <text:p text:style-name="P4"/>
      <text:p text:style-name="P4">« <text:span text:style-name="T9">C'était pas Burnley qui a gagné la Coupe cinq fois de suite. C'était Preston North End. »</text:span></text:p>
      <text:p text:style-name="P4"/>
      <text:p text:style-name="P14">Rose le fixa pour un moment et alors éclata en sanglots. Il continua son travail silencieusement. « Les humains, » dit-il dans ses dents. « Quand ils disent qu'ils n'ont pas besoin de pleurer, ils en ont TOJOURS besoin. »</text:p>
      <text:p text:style-name="P4"/>
      <text:p text:style-name="P14">Le circuit temporel du TARDIS indiqua la date terrestre du 10 avril 1912. Actuellement, le Docteur et Rose émergèrent, habillées dans un costume d'époque. Le Docteur ressemblait à un docteur <text:span text:style-name="T22">Edwardien</text:span> dans un costume <text:span text:style-name="T10">avec un col haut et un haut-de-forme. Rose semblait, selon la phrase favorite du Docteur, fantastique, avec une robe de soie rouge qui arrivait à ses chevilles, avec un chapeau blanc à larges bords couvert par des fleurs, des fruits et un voile bordeaux pour la protéger de la brise de mer. Il la prit par le bras pendant qu'il allaient vers la foule regroupées sur la berge d'un paquebot. L'Histoire n'était pas le point fort de Rose, mais il y avait les films et quelque chose commença à être familier quand ils s’approchèrent.</text:span></text:p>
      <text:p text:style-name="P14"/>
      <text:p text:style-name="P14">« <text:span text:style-name="T10">C'est… c'est… oh mon… Oh ! »</text:span></text:p>
      <text:p text:style-name="P14"/>
      <text:p text:style-name="P14">« <text:span text:style-name="T10">Le Titanic, » dit le Docteur, ses yeux brillant malgré qu'il sache certainement plus que Rose. « Fan-tas-tique. »</text:span></text:p>
      <text:p text:style-name="P4"/>
      <text:p text:style-name="P4">« <text:span text:style-name="T10">Oui, c'est sûr. Mais... » Pendant qu'il le regardaient, la corne de brume du bateau sonna et une clameur montait de la foule. Il commença à bouger, lentement au début, comme le font les paquebots, puis un peu plus vite. La foule cria de joie et ils pouvaient voir les passagers, sur tous les ponts, faisant de même. Le Titanic embarqua pour son premier et unique voyage.</text:span></text:p>
      <text:p text:style-name="P4"/>
      <text:p text:style-name="P4"><text:soft-page-break/>« <text:span text:style-name="T11">Pour vous, Docteur. » Ils se tournèrent en entendant une voix proche. Un gamin des rues de la moitié de la taille du Docteur mit une lettre dans sa main et s'enfuit en courant. Il commença à le pourchasser, mais réalisa qu'il était trop tard. Le gamin avait déjà disparu dans la foule. Il ouvrit la lettre et la lut rapidement.</text:span></text:p>
      <text:p text:style-name="P4"/>
      <text:p text:style-name="P15">Cher Docteur, merci pour votre assistance hier, quand mon portefeuille fut volé avec tout notre argent et les billets pour voyage. Vous serez heureux d'apprendre que, après que vous nous aillez laissés à l'hôtel, le portefeuille nous fut rendu par un honnête homme qui ne demanda aucune récompense et ne laissa pas son nom. Nous embarquons sur le vaisseau dans peu de temps. Dieu vous bénisse pour votre aide généreuse et votre assistance,</text:p>
      <text:p text:style-name="P15"/>
      <text:p text:style-name="P15">Ronald Daniels</text:p>
      <text:p text:style-name="P15"/>
      <text:p text:style-name="P16">Le Docteur de tourna pour voir le Titanic lancé vers la haute mer, la foule commençant à se disperser maintenant qu'il n'était plus possible de voir leurs êtres aimés à bord. « MERDE ! » <text:span text:style-name="T13">d</text:span>it-il. Rose, qui l'entendait rarement jurer, même quand il n'était pas en costume d'époque, était choquée.</text:p>
      <text:p text:style-name="P4"/>
      <text:p text:style-name="P4">« <text:span text:style-name="T12">Allez. » Il tourna et mena Rose directement au TARDIS sans même accorder un regard en arrière ou une pensée à l'étrangeté de leur situation quand ils rentraient dans la petite boîte bleue.</text:span></text:p>
      <text:p text:style-name="P4"/>
      <text:p text:style-name="P4">« <text:span text:style-name="T13">Qu'est-ce qui se passe ? » demanda Rose alors que le Docteur passa directement la salle de contrôle et ouvrit une porte qu'elle n'avait pas remarqué jusqu'à présent pour révéler une salle bordée de &lt;!-- filing cabinets →. « C'est quoi cet endroit ? » elle demanda.</text:span></text:p>
      <text:p text:style-name="P4"/>
      <text:p text:style-name="P4">« <text:span text:style-name="T13">Les archives de matériel imprimé du TARDIS. Pour les documents qui ne rentrent pas dans une base de données électronique. »</text:span></text:p>
      <text:p text:style-name="P4"/>
      <text:p text:style-name="P7">Il savait évidemment son chemin au travers de l'archive puisqu'il alla directement à un tiroir particulier et l'ouvrit.</text:p>
      <text:p text:style-name="P4"/>
      <text:p text:style-name="P4">« <text:span text:style-name="T14">On s'est fait avoir, » dit-il, <text:s/>répondant à la première question. « Je me suis ENCORE fait avoir. » Il prit une feuille su tiroir et lui donna. Elle la reconnu directement. Elle l'avait déjà vue. Le conspirationniste Clive lui avait montré dans son atelier plein de souvenirs d'un mystérieux Docteur voyageant dans le temps qui amenait la mort et la destruction ? 'M. et Mme. Daniels, leur famille et un ami, Avril 1912.' Il y avait un homme et une femme dans leurs meilleurs habits, une fille d'environ douze ans, une autre de près de huit ans, un garçon, peut-être de cinq ans et un bambin. L'ami était le Docteur. « J'ai réparé cette fracture avant, en faisant en sorte que la famille Daniels ne monte pas à bord du Titanic. »</text:span></text:p>
      <text:p text:style-name="P4"/>
      <text:p text:style-name="P4">« <text:span text:style-name="T15">En volant le portefeuille ? »</text:span></text:p>
      <text:p text:style-name="P4"/>
      <text:p text:style-name="P4">« <text:span text:style-name="T15">Oui. Pas de tickets, pas d'argent, pas de Titanic. »</text:span></text:p>
      <text:p text:style-name="P4"/>
      <text:p text:style-name="P4">« <text:span text:style-name="T15">Mais... »</text:span></text:p>
      <text:p text:style-name="P4"/>
      <text:p text:style-name="P4">« <text:span text:style-name="T15">Nous avons un touche-à-temps. »</text:span></text:p>
      <text:p text:style-name="P4"/>
      <text:p text:style-name="P4">« <text:span text:style-name="T15">C'est quoi un touche-à-temps ? »</text:span></text:p>
      <text:p text:style-name="P4"/>
      <text:p text:style-name="P8">« Il n'en reste plus beaucoup aujourd'hui. Les Seigneurs du Temps en ont réprimé la plupart. Mais quelques-un sont passés au travers. Ils sont une sorte de gremlin dimensionnel. Ils <text:span text:style-name="T16">jouent avec la causalité, juste pour s'amuser. Ils font des minuscules ajustements dans le continuum temps qui font </text:span><text:soft-page-break/><text:span text:style-name="T16">passer les univers alternatifs de l'un à l'autre. Dans la réalité originale, les Daniels ONT manqué le bateau en perdant leurs tickets. Ils ont voyagé par un autre bateau deux semaines plus tard et ont vécu une bonne vie aux États-Unis. Leur arrière-petite-fille, Letitia Daniels est devenue une célèbre immuno-biologiste qui a gagné le Nobel de médecine après avoir trouvé un remède pour cancer infectieux. ON est arrivé chez Jackie pour un repas parfait. ALORS le touche-à-temps est intervenu. Les tickets n'ont pas été perdus. M. Daniels a laissé tombé son portefeuille à la gare ferroviaire de Southampton, mais le touche-à-temps l'a glissé de nouveau dans sa poche. Je devais les revoler et prétendre que j'aidais les Daniels en leur trouvant un hôtel le temps qu'ils se réorganisaient. C'est là que la photo a été prise. Le jour APRÈS le départ du Titanic. Mais le touche-à-temps l'a encore fait. Il a dû ME voler. Et maintenant, le bateau est parti et les Daniels sont à bord. Ils n'auraient jamais dû. D'une façon ou d'une autre, ils auraient dû manquer le bateau. »</text:span></text:p>
      <text:p text:style-name="P8"/>
      <text:p text:style-name="P8">« <text:span text:style-name="T17">Et pourquoi on ne peut pas revenir il y a quelques heures et les voler encore une fois ? »</text:span></text:p>
      <text:p text:style-name="P8"/>
      <text:p text:style-name="P8">« <text:span text:style-name="T17">parce que cette ligne a été fixée dès que le paquebot est parti. C'était le point de non retour où tout est devenu inévitable. Si on retourne dans le temps et interfère maintenant, ça ne va pas changer la causalité vers ce qu'elle était. Ça va juste altérer CETTE ligne temporelle. Et tu sais ce que ça veut dire. »</text:span></text:p>
      <text:p text:style-name="P8"/>
      <text:p text:style-name="P8">« <text:span text:style-name="T17">Ces horribles choses – les &lt;!-- time reapers --&gt; → – prenant les gens, tant qu'il y en a et le Terre meurt simplement. »</text:span></text:p>
      <text:p text:style-name="P8"/>
      <text:p text:style-name="P8">« <text:span text:style-name="T18">Oui »</text:span></text:p>
      <text:p text:style-name="P8"/>
      <text:p text:style-name="P8">« <text:span text:style-name="T18">Et si on n'altère pas la ligne temporelle… »</text:span></text:p>
      <text:p text:style-name="P8"/>
      <text:p text:style-name="P8">« <text:span text:style-name="T18">Un cinquième de la population meurt d'une maladie incurable en 2012/13 – incluant ta mère et Mickey, sa petite amie et son fils. »</text:span></text:p>
      <text:p text:style-name="P8"/>
      <text:p text:style-name="P8">« <text:span text:style-name="T18">La… pas Linda Watson de Cable End ? »</text:span></text:p>
      <text:p text:style-name="P8"/>
      <text:p text:style-name="P9">« Est-ce que ça compte ? »</text:p>
      <text:p text:style-name="P9"/>
      <text:p text:style-name="P9">« Non. Parce que tu vas mettre les choses en ordre et aucun d'eux ne va mourir. »</text:p>
      <text:p text:style-name="P9"/>
      <text:p text:style-name="P9">« Il va toujours être <text:span text:style-name="T19">avec Linda Watson. »</text:span></text:p>
      <text:p text:style-name="P9"/>
      <text:p text:style-name="P9">« <text:span text:style-name="T19">Je sais. Mais il sera en vie. »</text:span></text:p>
      <text:p text:style-name="P9"/>
      <text:p text:style-name="P9">« <text:span text:style-name="T19">OK. Bon, assez parlé. On doit aller à bord. Commençons par le commencement. » Le Docteur tourna autour de la console jusqu'à un grand panneau couvert. Il le souleva et appuya sur le bouton à l'intérieur. Il y eut un sifflement assourdissant, du silence, et alors – « Bon sang, Docteur, tu sais comment gêner mon style. J’étais en train d'emmener deux tourtereaux et un Jack dans l'Italie du XVIIIe siècle. »</text:span></text:p>
      <text:p text:style-name="P9"/>
      <text:p text:style-name="P9">« <text:span text:style-name="T20">Jack ! »Rose courut pour embrasser le coureur de jupons de l'espace qui était invoqué par le bouton de rappel inter-dimensionnel du TARDIS. Le Docteur regarda la façon dont il l’étreignait avec une jalousie à peine dissimulée. Jack était plus proche de son âge et était bien meilleur pour donner de l'affection de la manière que les filles aimaient. Enfin, il avait BEAUCOUP plus d'expérience après tout. C'était facile pour lui.</text:span></text:p>
      <text:p text:style-name="P9"/>
      <text:p text:style-name="P10">« Les vacances sont finies, » dit le Docteur, coupant court à leur réunion. « On a des problèmes à <text:soft-page-break/>régler. J'ai besoin que tu balaie Southampton pour un touche-à-temps. <text:s/>Tes gadgets vont facilement noter quelque chose non-contemporain, et tu sais comment les neutraliser. »</text:p>
      <text:p text:style-name="P10"/>
      <text:p text:style-name="P10">« Une salve de dix secondes de rayons gamma détruit leur capacité de se transporter. S'ils essaient, leur têtes explosent.</text:p>
      <text:p text:style-name="P17"/>
      <text:p text:style-name="P4">« <text:span text:style-name="T20">Beurk ! » dit Rose.</text:span></text:p>
      <text:p text:style-name="P4"/>
      <text:p text:style-name="P4">« <text:span text:style-name="T21">Ça les sert bien, ce sont le fléau de l'univers, » dit Jack. « Ils devraient être alignés et exterminés. »</text:span></text:p>
      <text:p text:style-name="P4"/>
      <text:p text:style-name="P4">reste à traduire :</text:p>
      <text:p text:style-name="P1"/>
      <text:p text:style-name="P2">“Ah, now,” The Doctor said. “That’s a bit too much. It’s not as if they even mean any harm by it. It’s like a hobby of theirs – transplanting time lines - like some people do topiary or bonsai trees. Rounded up and made to live in late twentieth century Milton Keynes is punishment enough.”</text:p>
      <text:p text:style-name="P2"/>
      <text:p text:style-name="P2">“A fate worse than death,” Jack said with a grin. He kissed Rose on the cheek and checked his ‘gadgets’ before The Doctor opened up the TARDIS door on 1912 Southampton again.</text:p>
      <text:p text:style-name="P2"/>
      <text:p text:style-name="P2">“Rose…” he said. “Maybe you should stay here with Jack. What I need to do next is dangerous.”</text:p>
      <text:p text:style-name="P2"/>
      <text:p text:style-name="P2">“Since when has that mattered? I’m staying with you.” The Doctor looked at her, and at Jack, and a faintly triumphant smile crossed his face. Jack had youth and charm on his side but….</text:p>
      <text:p text:style-name="P2"/>
      <text:p text:style-name="P2">“Ok, get going. Enough chin-wagging. And you keep your mind on the job and off Edwardian women.” Jack waved heartily as he stepped outside the TARDIS. The doors closed and The Doctor pressed buttons and wound dials in preparation for a dematerialisation.</text:p>
      <text:p text:style-name="P2"/>
      <text:p text:style-name="P2">“Where ARE we going anyway?”</text:p>
      <text:p text:style-name="P2"/>
      <text:p text:style-name="P2">“We have to catch up with a ship that’s about to meet a large iceberg and make sure the Daniels family get on board the lifeboats. The primary danger is actually getting the TARDIS to land on the ship and not in the sea or slap bang on top of the iceberg.”</text:p>
      <text:p text:style-name="P2"/>
      <text:p text:style-name="P2">“Can the Tardis float?” Rose asked.</text:p>
      <text:p text:style-name="P2"/>
      <text:p text:style-name="P2">“I’ve never tried to find out,” The Doctor said. “And I don’t intend today to be the day. So hush a minute while I make the calculations.”</text:p>
      <text:p text:style-name="P2"/>
      <text:p text:style-name="P2">“Why do we have to get them into the lifeboat? Why don’t we just get them into the TARDIS and whisk them away?”</text:p>
      <text:p text:style-name="P2"/>
      <text:p text:style-name="P2">“Timelines are delicate things. If I take anyone from this time away from it for even a few minutes it could upset the balance and the Reapers will be back. I have to let nature take its course as far as it goes. The Titanic HAS to sink but six people who should not have been on it anyway can be got onto the lifeboats and survive and then this timeline will be exactly the same as the original one. Letitia Daniels will be born in the USA and grow up to be a famous immuno-biologist.”</text:p>
      <text:p text:style-name="P2"/>
      <text:p text:style-name="P2">“Ok… so HOW do we find them?”</text:p>
      <text:p text:style-name="P2"/>
      <text:p text:style-name="P2">“It’s always the awkward questions with you, isn’t it.” The Doctor looked at his instrument panel <text:soft-page-break/>and made a final turn of a knob. “There. I’ve got the first part of the plan right.” As he hit the door control Rose turned, half prepared for icy water to rush through the TARDIS. What she did get, as soon as the atmosphere inside and out were equalised, was the realisation that the TARDIS was at sea. She stepped out onto the bow end of the upper promenade deck of the Titanic. An electric lamp made the deck as bright as day even though it was pitch dark beyond the rail and nothing could be seen but a few dim stars in a misty night sky. Instinctively, she walked towards the very front, where the railings came together in a point. The wind blew her blonde hair backwards. The Doctor came up behind her as she hoped he would and she smiled a secret smile. She closed her eyes and put out her arms either side. “It IS like flying,” she said triumphantly after a few minutes. She wondered if The Doctor had seen the film.</text:p>
      <text:p text:style-name="P2"/>
      <text:p text:style-name="P2">“Iceberg, dead ahead,” he whispered in her ear, breaking into her daydream. She opened her eyes and looked, expecting to see the great mountain of killer ice in front of her. “Only kidding. But it’s not that far off. It’s time we found the Daniels family.”</text:p>
      <text:p text:style-name="P2"/>
      <text:p text:style-name="P2">“Time to find the captain and warn him?” Rose suggested. “No. We can’t, can we. He wouldn’t believe us anyway, I guess. And it would be changing things – Reaper time.”</text:p>
      <text:p text:style-name="P2"/>
      <text:p text:style-name="P2">“The Daniels family, nobody else.” The Doctor said emphatically. “It will be easier if you don’t interact with too many people.” He could see the words ‘why not’ forming on her lips. “Because if you don’t know them, you can’t care for them, and you can’t mourn them. There are 2,214 people on this ship – including us. 705 will live. The rest will die. We can’t change that. We mustn’t. And it is far easier if all they are is numbers. Take it from me. I know about these things.” Then he took her by the arm and sauntered sternwards. “What were you doing up there at the sharp end anyway?”</text:p>
      <text:p text:style-name="P2"/>
      <text:p text:style-name="P2">“Oh, nothing,” she said with a blush. I guess he doesn’t watch movies, she added to herself.</text:p>
      <text:p text:style-name="P2"/>
      <text:p text:style-name="P2">It was like being IN a movie, Rose thought as they walked nonchalantly among the passengers strolling on the top deck of the Titanic in the cool evening. Dinner was over and there was dancing in the ballroom. The music drifted through the windows. Couples in elegant dinner suits and dresses covered by overcoats were walking, or smooching in what they thought were quiet corners. “If they knew…” Rose said quietly. “If they knew… would they do anything different?”</text:p>
      <text:p text:style-name="P2"/>
      <text:p text:style-name="P2">“Is there a better way to spend your last hours than with somebody you love?” That was an odd philosophy from The Doctor. Love was not something he had ever talked about. She wasn’t entirely sure he knew the concept. Friendship, loyalty, mutual trust, yes. But love… “Anyway, these are first class. Most of them will be saved.”</text:p>
      <text:p text:style-name="P2"/>
      <text:p text:style-name="P2">“Oh… we’re travelling first class then?” Rose asked.</text:p>
      <text:p text:style-name="P2"/>
      <text:p text:style-name="P2">“It looks like it. Trust the TARDIS to set us nicely.”</text:p>
      <text:p text:style-name="P2"/>
      <text:p text:style-name="P2">“Er… What about the Daniels family? Were THEY first class?”</text:p>
      <text:p text:style-name="P2"/>
      <text:p text:style-name="P2">“No, second, The Doctor said. “Ah… good point.” He headed towards the stairs leading to the deck below the one they were on. A gate was across it and a sign indicating that it was the way to the second class deck. It was locked and bolted. The Doctor pulled out his sonic screwdriver and adjusted it. A moment later the lock had melted. “They’re going to need access gates open soon anyway,” he said. “The lifeboats are all on this deck.”</text:p>
      <text:p text:style-name="P2"/>
      <text:p text:style-name="P2">They were at the bottom of the steps when The Doctor paused. He looked at his watch and grasped Rose firmly by the shoulders with one arm while he grabbed at the stair rail with the other. “This is <text:soft-page-break/>it,” he said. Suddenly, the boat shuddered violently and the air was filled with an eerie sound that, to Rose, sounded something like the TARDIS de-materialising – a tortured sound of metal ripping and grinding and being bent out of shape by a powerful force.</text:p>
      <text:p text:style-name="P2"/>
      <text:p text:style-name="P2">The Doctor pulled Rose right under the metal stairway, backs against the bulkhead. They both watched in shocked awe as the iceberg slid alongside them. They were almost close enough to reach out and touch it. Rose thought she could feel in her feet the ship’s hull being ripped to pieces below sea level. Huge, dangerous chunks of ice were sliced off the berg and crashed down onto the deck, some very close to them. If The Doctor had not known exactly what was going to happen they could have been caught in it.</text:p>
      <text:p text:style-name="P2"/>
      <text:p text:style-name="P2">It went on for as long time, but then as suddenly as it began it was over. The engines were still running. The ship was still moving, and ice was still falling, but for now, at least, the worst was over.</text:p>
      <text:p text:style-name="P2"/>
      <text:p text:style-name="P2">“Come on,” The Doctor said. “We still have to find the Daniels family.”</text:p>
      <text:p text:style-name="P2"/>
      <text:p text:style-name="P2">They half ran, half skidded, along the ice-strewn deck and reached the entrance to the lounge safely. To Rose’s amazement there was almost no indication that there was a problem inside. A steward was clearing up spilt drinks while another was pouring fresh ones. A bridge party continued unabated.</text:p>
      <text:p text:style-name="P2"/>
      <text:p text:style-name="P2">“This ship is going to sink in two hours,” The Doctor shouted to them. “Don’t just sit there. Get into lifejackets at least.” The buzz of conversation stopped for a moment. People looked around at The Doctor then carried on talking, some laughing a little nervously, and Rose caught a drift of chat – “Mental… unsinkable ship…. Lifejackets indeed….”</text:p>
      <text:p text:style-name="P2"/>
      <text:p text:style-name="P2">“You!” He caught hold of a Steward who was carrying empty glasses to the bar. “I need to find the Daniels family. Do you know where they are?” He flashed what Rose recognised as the psychic paper. It seemed to tell the steward that he was some kind of private detective.</text:p>
      <text:p text:style-name="P2"/>
      <text:p text:style-name="P2">“Come this way, sir,” he said. The Doctor and Rose followed him to the second class cabin corridor.</text:p>
      <text:p text:style-name="P2"/>
      <text:p text:style-name="P2">“That’ll do,” The Doctor said. “You can go serve drinks now. While you can. But put on a lifejacket first.” The steward hurried away. The Doctor banged on the door of the cabin. Mr Daniels answered the door. He was in his nightgown.</text:p>
      <text:p text:style-name="P2"/>
      <text:p text:style-name="P2">“Doctor?” He exclaimed in surprise as he recognised him. “I didn’t know you were on board.”</text:p>
      <text:p text:style-name="P2"/>
      <text:p text:style-name="P2">“Never mind that now,” The Doctor said. “You all have to get dressed and come with me.”</text:p>
      <text:p text:style-name="P2"/>
      <text:p text:style-name="P2">“What? But… I don’t understand.”</text:p>
      <text:p text:style-name="P2"/>
      <text:p text:style-name="P2">“Didn’t you hear the crash? This ship is going to sink.”</text:p>
      <text:p text:style-name="P2"/>
      <text:p text:style-name="P2">“But this ship can’t…..” The Doctor made an exasperated sound.</text:p>
      <text:p text:style-name="P2"/>
      <text:p text:style-name="P2">“The next person to tell me that is going to get left on board when it goes down.” Then he looked hard at Mr. Daniels and repeated emphatically. “Get dressed and come with me. Do exactly as I say.”</text:p>
      <text:p text:style-name="P2"/>
      <text:p text:style-name="P2">Rose wondered if he was hypnotising him. Maybe he was, because there was no further argument. <text:soft-page-break/>Minutes later the Daniels family were dressed and waiting for his next command. Mrs Daniels looked frightened, the baby was crying, the little boy looked tired and fretful, and the three girls wide eyed with wonder at what was happening, but they obeyed The Doctor when he told them to come on and hurry. He brought them to the end of the corridor where there was a cupboard marked ‘life jackets.’ He used the sonic screwdriver to break into it and handed them out to the family.</text:p>
      <text:p text:style-name="P2"/>
      <text:p text:style-name="P2">“You, too, Rose,” he said, giving one to her.</text:p>
      <text:p text:style-name="P2"/>
      <text:p text:style-name="P2">“And you,” she told him. “You’re not indestructible.”</text:p>
      <text:p text:style-name="P2"/>
      <text:p text:style-name="P2">“I’ve managed so far.” But he took the jacket she held out to him and put it on. In the Edwardian clothes, with a life jacket over them, he looked even less like the man she had come to know in the leather jacket and sweater, but he was still the one she trusted implicitly. “Come on,” he said, striding down the corridor. She followed. So did the Daniels family. Whatever he was wearing that unmistakeable and elusive quality called authority exuded from him. People did what he told them.</text:p>
      <text:p text:style-name="P2"/>
      <text:p text:style-name="P2">Their route took them back through the lounge. The Steward protested. “Sir, what are you doing? Everyone should stay where they are until the slight problem is resolved.”</text:p>
      <text:p text:style-name="P2"/>
      <text:p text:style-name="P2">“Slight problem?” The Doctor turned the full force of his stare on the man. “Get out of my way,” he said very firmly but calmly. “Put on a lifejacket and be ready to save yourself, but get out of my way.”</text:p>
      <text:p text:style-name="P2"/>
      <text:p text:style-name="P2">In the momentary silence while the Steward seemed to debate his options a woman sitting nearby gave a shrill squeal. Rose looked around and saw the drinks on the table all suddenly slide down into the woman’s lap. The ship had tilted very obviously towards the front end.</text:p>
      <text:p text:style-name="P2"/>
      <text:p text:style-name="P2">“ALL of you, put on lifejackets,” The Doctor shouted, turning around and addressing them again. “Some of you might live if you do.” Then he pushed the Steward aside and ushered the bewildered Daniels family out onto the deck.</text:p>
      <text:p text:style-name="P2"/>
      <text:p text:style-name="P2">He half led, half pushed them to the stairway to the top deck. “Keep going,” he said. “Up the stairs.”</text:p>
      <text:p text:style-name="P2"/>
      <text:p text:style-name="P2">Rose took the rear of the party. As she came through the gate at the top of the stairway she was aware of angry voices.</text:p>
      <text:p text:style-name="P2"/>
      <text:p text:style-name="P2">“Second class are not allowed up here,” a tuxedoed man shouted. “Get back down those stairs.”</text:p>
      <text:p text:style-name="P2"/>
      <text:p text:style-name="P2">The Doctor ignored the man and led the Daniels family to the lifeboat station. He pulled back the tarpaulin and lifted the youngest Daniels child into the boat, then the others. “Get in,” he told the parents. “Lie quiet. When they START loading the boats they will be in such a panic they won’t notice that you’re already aboard.” Then he turned to Rose. “You get in there, too.”</text:p>
      <text:p text:style-name="P2"/>
      <text:p text:style-name="P2">“But.…” she protested.</text:p>
      <text:p text:style-name="P2"/>
      <text:p text:style-name="P2">“Stay with the Daniels family,” he said. “I’ll see you on the Carpathia.” He lifted her into his arms and put her onto the lifeboat. He tied the tarpaulin back down. As he did so there was a shout. The tuxedoed man had returned with a uniformed White Star Line officer who pulled a pistol and ordered The Doctor to raise his hands.</text:p>
      <text:p text:style-name="P2"/>
      <text:p text:style-name="P2">“Where did the others go?” He was asked.</text:p>
      <text:p text:style-name="P2"/>
      <text:p text:style-name="P2"><text:soft-page-break/>“They went back down to second class like you said,” he replied. “I was just going to take this dingy out for a sail.”</text:p>
      <text:p text:style-name="P2"/>
      <text:p text:style-name="P2">“You’re a stowaway, aren’t you?” the tuxedoed man said. “Arrest him at once.”</text:p>
      <text:p text:style-name="P2"/>
      <text:p text:style-name="P2">“I’ll come quietly,” The Doctor said, moving away from the lifeboat. “But let’s get this sorted quickly. This ship is going to sink in an hour.”</text:p>
      <text:p text:style-name="P2"/>
      <text:p text:style-name="P2">“Ridiculous,” the tuxedoed man said. “I designed this ship. It’s unsinkable.”</text:p>
      <text:p text:style-name="P2"/>
      <text:p text:style-name="P2">The Doctor laughed. “You know, every time you said that in the films I thought it was ridiculous. I can’t believe you REALLY said it.”</text:p>
      <text:p text:style-name="P2"/>
      <text:p text:style-name="P2">“Mad!” The tuxedoed man stomped away.</text:p>
      <text:p text:style-name="P2"/>
      <text:p text:style-name="P2">The officer sighed. “I don’t know what this is about, but you’d better come with me, sir. I’ll have to put you in custody until we find out who you really are.”</text:p>
      <text:p text:style-name="P2"/>
      <text:p text:style-name="P2">“I’m the man telling you that this ship is going to sink in an hour and anyone still on board will be dead,” The Doctor said. As he spoke, the ship’s horn sounded and the words “abandon ship” began to be heard up and down the decks. Sailors appeared from the crew areas and began to operate the rigging that swung the lifeboats out ready for loading. As The Doctor was led away, he saw the one with Rose and the Daniels family aboard put into action. Meanwhile a crowd was beginning to form around it. Soon they would be among the first people lowered down to the relative safety of the icy waters of the Atlantic. He was relieved.</text:p>
      <text:p text:style-name="P2"/>
      <text:p text:style-name="P2">“Sit down there,” he was told as he was brought into an office. The floor was now at a steep incline and when he went to sit the chair was at an angle. “Turn out your pockets,”</text:p>
      <text:p text:style-name="P2"/>
      <text:p text:style-name="P2">He did so. The sonic screwdriver, the TARDIS key, a packet of toothfloss and a yoyo were the sum of his possessions. He laid them on the table. They rolled along to the other end. Just then the door banged open and a junior officer requested his captor’s presence elsewhere.</text:p>
      <text:p text:style-name="P2"/>
      <text:p text:style-name="P2">“The captain says to issue side arms to all officers,” the junior said.</text:p>
      <text:p text:style-name="P2"/>
      <text:p text:style-name="P2">&amp;lt;!--“Very well,” the officer replied. “You will remain here,” he told The Doctor and to be sure he was handcuffed to the table. As the door closed The Doctor sighed.</text:p>
      <text:p text:style-name="P2"/>
      <text:p text:style-name="P2">“Fantastic,” he said. “I’m going down with the ship.” He tried to reach the sonic screwdriver, but it was just out of reach. As the tilt of the ship increased it rolled another inch away from him. Even a Time Lord was out of options chained to a desk at the bottom of the Atlantic ocean. He felt a real sense of fear for one of the few times in his life, and thought how ironic it was that he had survived Dalek attacks and Time Wars, genocides and planet-wide destruction, but was doomed to die on earth in the middle of the ocean and the only monster was an inanimate block of ice.</text:p>
      <text:p text:style-name="P2"/>
      <text:p text:style-name="P2">The door opened. “Typical,” Rose said as she sauntered in. “I leave you for five minutes and you’re in trouble.”</text:p>
      <text:p text:style-name="P2"/>
      <text:p text:style-name="P2">“Get the Sonic screwdriver,” he said. “Set it for C-5. And aim it carefully. I want it to melt the handcuffs, not my hands.”</text:p>
      <text:p text:style-name="P2"/>
      <text:p text:style-name="P2">“I was good at metalwork,” she said as she did as he asked. “But my mum thought domestic science <text:soft-page-break/>was more suitable for a girl and made me drop it.”</text:p>
      <text:p text:style-name="P2"/>
      <text:p text:style-name="P2">The handcuffs dropped apart. He was free. He took the screwdriver from her and gathered up his other possessions. “Why are you here,” he said. “Why aren’t you on the lifeboat?”</text:p>
      <text:p text:style-name="P2"/>
      <text:p text:style-name="P2">“There’s gratitude. I rescued you. Don’t worry. The Daniels’ are safe. I got out of the boat on the second class deck and came back to get you. The lifeboat carried on down. They’re well away by now.”</text:p>
      <text:p text:style-name="P2"/>
      <text:p text:style-name="P2">“Good,” The Doctor said. “That’s that sorted. Let’s get to the TARDIS and get away from here.”</text:p>
      <text:p text:style-name="P2"/>
      <text:p text:style-name="P2">“Er… one problem,” Rose said as they emerged onto the now steeply tilted deck. She pointed downhill. “The TARDIS is down there. And you said you didn’t know if it floats or not.”</text:p>
      <text:p text:style-name="P2"/>
      <text:p text:style-name="P2">“DAMN!” He said, the second time she had heard him swear. He pressed the key but nothing happened. “Something is blocking it. The angle of the ship, maybe. We’re going to have to get off this boat the old-fashioned way.”</text:p>
      <text:p text:style-name="P2"/>
      <text:p text:style-name="P2">He ran with her up the incline to where the last of the lifeboats was being filled. As they reached the rail the boat began to descend. The doctor looked and saw it was only partly filled. The sailors, desperate to get the boat launched, had sent it down too quickly.</text:p>
      <text:p text:style-name="P2"/>
      <text:p text:style-name="P2">“See you on the Carpathia,” The Doctor said. He lifted Rose into his arms before she could protest and with a shout down to the sailor in the lifeboat to “Catch” he threw her overboard. He looked down to see her scrambling to her feet on board the rapidly descending lifeboat, looking ruffled and angry and also scared.</text:p>
      <text:p text:style-name="P2"/>
      <text:p text:style-name="P2">He heard her scream to him.</text:p>
      <text:p text:style-name="P2"/>
      <text:p text:style-name="P2">“Doooooctor!”</text:p>
      <text:p text:style-name="P2"/>
      <text:p text:style-name="P2">The last lifeboat was gone. Now panic engulfed the Titanic. People began running as fast as they could to the back of the boat – which was quickly becoming the TOP as the front – where the TARDIS was – sank down further and the stern raised out of the water. Running out of time, The Doctor thought as he clung to the rail and pressed the TARDIS key again and again. Still nothing. Was it already under water, falling to the bottom of the ocean? WAS it watertight? So many centuries travelling in it and that was probably the one thing he didn’t know about it.</text:p>
      <text:p text:style-name="P2"/>
      <text:p text:style-name="P2">One thing he did know, was that anyone left on board this ship when it went down would be dead, dragged down with it. The alternative was to jump into icy seas that would kill most human beings as soon as they touched it, just from the shock.</text:p>
      <text:p text:style-name="P2"/>
      <text:p text:style-name="P2">But The Doctor was not human. His two hearts meant that his blood was faster and contained more oxygen than human blood. He had a better chance.</text:p>
      <text:p text:style-name="P2"/>
      <text:p text:style-name="P2">He stowed the TARDIS key and the sonic screwdriver safely in his pocket and jumped. There was time to take a gulp of air as he plummeted and then he hit the water.</text:p>
      <text:p text:style-name="P2"/>
      <text:p text:style-name="P2">Even for a Time Lord with two hearts and superior strength and stamina it hurt. The water felt like a solid wall that he had smashed through. Every bone in his body felt bruised. His one breath was barely enough as he sank down into the icy cold water and then, through natural buoyancy, began to rise up again.</text:p>
      <text:p text:style-name="P2"><text:soft-page-break/></text:p>
      <text:p text:style-name="P2">He kicked off his heavy leather shoes to help his ascent. As his head came up out of the water he was able to breathe, but only just. It WAS freezing. The water was freezing, the air above it was freezing. His lungs burned as he gasped for breath. But his brain was clear and he knew he had to swim for it.</text:p>
      <text:p text:style-name="P2"/>
      <text:p text:style-name="P2">He plunged forward and pushed himself through the water in a fast if ungainly crawl. He clawed at the choking Edwardian collar and tie and threw it aside, and he kept swimming with all his strength through the dark, freezing water, in total darkness, not knowing where he was headed except that it was away from the stricken ship.</text:p>
      <text:p text:style-name="P2"/>
      <text:p text:style-name="P2">&amp;lt;!--He swam for ten minutes or maybe fifteen – it seemed longer as every stroke became harder to make and he wondered if being a Time Lord just meant that he would die more slowly and painfully than humans.</text:p>
      <text:p text:style-name="P2"/>
      <text:p text:style-name="P2">Then he felt, rather than heard, the cries of the last souls aboard the Titanic as it slid beneath the waves. He almost cried out in horror as he felt their last moments – all of them at once – etch themselves into his own soul. It was a feeling he had known before. He had seen whole worlds die in an instant – one of them his own homeworld - and felt a billion souls cry out at once. But the mere 1,523 souls that cried out now hurt no less and cut no less deeply into the very core of him.</text:p>
      <text:p text:style-name="P2"/>
      <text:p text:style-name="P2">He did what he always did in those terrible moments. He fixed his mind on one soul, one that he knew would, at that moment, be fixing on him. “Rose,” he called out with all his strength. “I’m here. I’ll find you. I don’t know how… but I’ll find you.”</text:p>
      <text:p text:style-name="P2"/>
      <text:p text:style-name="P2">Then, in the sudden silence that followed, he became aware of something. Treading water, he reached into his pocket and pulled out the Tardis key. The glow from it was like a beacon in the pitch darkness. He pressed it and heard, all around it seemed, coming out of the ocean itself, the sound of the TARDIS re-materialising. He watched it rise up out of the icy water, a Titanic White Star Line lifebelt caught up by its trailing ropes on the lintel above the door. He swam towards it, thanking whatever fates had dislodged his time ship from the ocean bed just as the ill-fated liner had gone down to join it. He dragged himself up on the doorstep and clinging on with one hand he inserted the key in the lock. He almost fell in through those doors that the massed hordes of Khengis Khan could not break through. Neither, he was pleased to find, could the Atlantic ocean.</text:p>
      <text:p text:style-name="P2"/>
      <text:p text:style-name="P2">On board the Carpathia, the officers were trying to compile a list of the survivors.</text:p>
      <text:p text:style-name="P2"/>
      <text:p text:style-name="P2">“Miss….” The officer with a clipboard turned to Rose as she looked out to sea, looking for… she wasn’t sure what. The TARDIS was not THAT sort of ship, after all, and anyway, it had sunk with the Titanic. “Miss… can you tell me your name and your berth number.”</text:p>
      <text:p text:style-name="P2"/>
      <text:p text:style-name="P2">“Rose Tyler,” she told him. “But I didn’t have a berth. I… I was a stowaway.”</text:p>
      <text:p text:style-name="P2"/>
      <text:p text:style-name="P2">“I beg your pardon?” The officer blinked in surprise. “Did you say….”</text:p>
      <text:p text:style-name="P2"/>
      <text:p text:style-name="P2">“You could throw me back I suppose,” she suggested. Then she turned and smiled, but not at the bewildered officer. She saw the Cunard Line’s flag suddenly flutter in the opposite direction and caught a glimpse of something blue that had no business being there. She had to push her way through the crowds of Titanic survivors and curious Carpathia passengers to reach the one clear space on the deck big enough for a materialisation. The TARDIS door opened as she reached it. The Doctor, dressed in his old green jersey and leather jacket leaned on the doorframe and smiled at her in that way of his.</text:p>
      <text:p text:style-name="P2"><text:soft-page-break/></text:p>
      <text:p text:style-name="P2">“I told you I’d meet you on the Carpathia,” he said. “Are the Daniels family all safe?”</text:p>
      <text:p text:style-name="P2"/>
      <text:p text:style-name="P2">“Oh yes,” she said. “I saw them this morning when they gave us all breakfast. They’re shocked, like anyone else. But they’re alive and well.”</text:p>
      <text:p text:style-name="P2"/>
      <text:p text:style-name="P2">“So….” As she stepped into the TARDIS she had a million questions. The first one was probably the least important. “Why didn’t the TARDIS respond at first?”</text:p>
      <text:p text:style-name="P2"/>
      <text:p text:style-name="P2">“It doesn’t like being upside down,” The Doctor said. “When it went down with the ship it was upside down. Then it loosened itself and turned right way up and I was able to summon it.”</text:p>
      <text:p text:style-name="P2"/>
      <text:p text:style-name="P2">“But you were okay. You didn’t have to swim for it? I thought you were drowned.”</text:p>
      <text:p text:style-name="P2"/>
      <text:p text:style-name="P2">“Me? Drowned? Not a chance.” Well, maybe a chance, he thought. But he wasn’t going to tell her. His experience in the water last night was one of many things he would never share with her, no matter what else he might confide. “We’d better go collect Jack. He must be tired of keeping a Time Meddler company by now.”</text:p>
      <text:p text:style-name="P2"/>
      <text:p text:style-name="P2">“What does a Time Meddler look like, then?” Rose asked.</text:p>
      <text:p text:style-name="P2"/>
      <text:p text:style-name="P2">Her question was answered within a very short time. The TARDIS re-materialised back on Southampton dock. Jack was sitting on a bench next to a very disgruntled looking, sallow faced, very thin boy of about eight years of age, wearing a sonic handcuff that kept him to within ten feet of Jack at pain of instant electrocution.</text:p>
      <text:p text:style-name="P2"/>
      <text:p text:style-name="P2">“One Time Meddler who will meddle no more,” Jack said.</text:p>
      <text:p text:style-name="P2"/>
      <text:p text:style-name="P2">“It’s just a boy,” Rose said. It was the same urchin who had given The Doctor the note as the Titanic sailed.</text:p>
      <text:p text:style-name="P2"/>
      <text:p text:style-name="P2">“No, it’s probably about five hundred years old,” The Doctor told her. “But now it’s stuck in real time with no way to escape. Another street urchin skilled at pick-pocketing. He’ll make a living one way or another. But he won’t be able to interfere with the timeline of this world again.” The Doctor removed the handcuff and told him to hop it. The ex-Time Meddler ran for it. “So, eighteenth century Italy wasn’t it, Jack? Or would you like to skip that and come have tea with Rose’s mum?”</text:p>
      <text:p text:style-name="P2"/>
      <text:p text:style-name="P2">“Gee, that’s an offer hard to refuse! Jack drawled. “But… on the whole… I’ve unfinished business in eighteenth century Italy. You two could skip tea and join me.”</text:p>
      <text:p text:style-name="P2"/>
      <text:p text:style-name="P2">“No,” The Doctor insisted. “Tea at Jackie’s it is as soon as we’ve dropped you off.”</text:p>
      <text:p text:style-name="P2"/>
      <text:p text:style-name="P2">“Everything WILL be all right, won’t it?” Rose asked as they walked up towards the tower blocks. Everything LOOKED right, she thought. But then it had last time, too.</text:p>
      <text:p text:style-name="P2"/>
      <text:p text:style-name="P2">“Yes, I told you. We’ve reset the timeline. Letitia Daniels found the cure for infectious cancer two years ago. A massive immunisation programme prevented the epidemic and the airborne variety never took hold. And Preston North End are STILL five times champions of the Premiership.”</text:p>
      <text:p text:style-name="P2"/>
      <text:p text:style-name="P2">“That I DON’T believe,” Rose said.</text:p>
      <text:p text:style-name="P2"/>
      <text:p text:style-name="P2">As they turned the corner, her heart sank. There was an ambulance there, just like before.</text:p>
      <text:p text:style-name="P2"><text:soft-page-break/></text:p>
      <text:p text:style-name="P2">But there were no police, she realised. No masks, and as she reached the door she saw the paramedics bring out Mrs Bryan, the old lady who owned all the cats in the neighbourhood. She had fallen over one of the cats and broken her leg. “And the damned lift isn’t working,” she heard one of the paramedics complain. But Rose didn’t care about that as she tore up the stairwell.</text:p>
      <text:p text:style-name="P2"/>
      <text:p text:style-name="P2">The Doctor followed on behind, noting ruefully that two hearts and a superior physique didn’t stand a chance against a teenager who was glad to be home.</text:p>
      <text:p text:style-name="P2"/>
      <text:p text:style-name="P2">He reached the landing just in time to see Jackie and Rose hugging as if they hadn’t seen each other for – well, seven years. Jackie saw him and told him it was lasagne, like it or lump it.</text:p>
      <text:p text:style-name="P2"/>
      <text:p text:style-name="P2">“Lucky for you I made plenty. Mickey and Linda are coming up, too, with the baby.”</text:p>
      <text:p text:style-name="P2"/>
      <text:p text:style-name="P3">“Lasagne sounds Fantastic to me,” he said. “And put the telly on. Preston North End are playing Burnley for the Premiership title this afterno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8T14:26:52.320000000</meta:creation-date>
    <meta:editing-duration>PT2H59M46S</meta:editing-duration>
    <meta:editing-cycles>14</meta:editing-cycles>
    <meta:generator>LibreOffice/4.3.2.2$Windows_x86 LibreOffice_project/edfb5295ba211bd31ad47d0bad0118690f76407d</meta:generator>
    <dc:date>2014-10-10T19:38:39.975000000</dc:date>
    <meta:document-statistic meta:table-count="0" meta:image-count="0" meta:object-count="0" meta:page-count="15" meta:paragraph-count="209" meta:word-count="7924" meta:character-count="43141" meta:non-whitespace-character-count="35408"/>
  </office:meta>
</office:document-meta>
</file>